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634100004A4C3651558E9C43717A.svm" manifest:media-type="image/x-svm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0000003C0000002CFFC152CCA164AE303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Gayathri Thin" svg:font-family="'Gayathri Thin'" style:font-pitch="variable"/>
    <style:font-face style:name="Gayathri Thin1" svg:font-family="'Gayathri Thin'" style:font-adornments="Book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59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Focus-notes">
      <style:graphic-properties draw:fill-color="#ffffff" fo:min-height="12.572cm"/>
      <style:paragraph-properties style:writing-mode="lr-tb"/>
    </style:style>
    <style:style style:name="pr2" style:family="presentation" style:parent-style-name="Focus1-outline1">
      <style:graphic-properties fo:min-height="11.929cm"/>
      <style:paragraph-properties style:writing-mode="lr-tb"/>
    </style:style>
    <style:style style:name="pr3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2-title">
      <style:graphic-properties draw:auto-grow-height="true" fo:min-height="3.506cm"/>
      <style:paragraph-properties style:writing-mode="lr-tb"/>
    </style:style>
    <style:style style:name="pr5" style:family="presentation" style:parent-style-name="Focus2-outline1">
      <style:graphic-properties fo:min-height="11.929cm"/>
      <style:paragraph-properties style:writing-mode="lr-tb"/>
    </style:style>
    <style:style style:name="pr6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3-title">
      <style:graphic-properties draw:auto-grow-height="true" fo:min-height="3.333cm"/>
      <style:paragraph-properties style:writing-mode="lr-tb"/>
    </style:style>
    <style:style style:name="pr8" style:family="presentation" style:parent-style-name="Focus3-outline1">
      <style:graphic-properties fo:min-height="11.929cm"/>
      <style:paragraph-properties style:writing-mode="lr-tb"/>
    </style:style>
    <style:style style:name="pr9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6pt" fo:background-color="#3465a4" style:font-size-asian="26pt" style:font-size-complex="26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000000" style:font-name="Gayathri Thin" fo:font-size="44pt"/>
    </style:style>
    <style:style style:name="P7" style:family="paragraph">
      <style:paragraph-properties style:writing-mode="lr-tb"/>
      <style:text-properties style:font-name="Gayathri Thin" fo:font-size="40pt"/>
    </style:style>
    <style:style style:name="P8" style:family="paragraph">
      <style:paragraph-properties style:writing-mode="lr-tb"/>
      <style:text-properties style:font-name="Gayathri Thin" fo:font-size="32pt"/>
    </style:style>
    <style:style style:name="P9" style:family="paragraph">
      <style:paragraph-properties style:writing-mode="lr-tb"/>
      <style:text-properties style:font-name="Gayathri Thin" fo:font-size="48pt"/>
    </style:style>
    <style:style style:name="P10" style:family="paragraph">
      <style:text-properties style:font-name="Gayathri Thin" fo:font-size="44pt"/>
    </style:style>
    <style:style style:name="P11" style:family="paragraph">
      <style:paragraph-properties style:writing-mode="lr-tb"/>
      <style:text-properties style:font-name="Gayathri Thin" fo:font-size="44pt"/>
    </style:style>
    <style:style style:name="P12" style:family="paragraph">
      <style:text-properties style:font-name="Gayathri Thin" fo:font-size="36pt" style:font-size-asian="36pt" style:font-size-complex="36pt"/>
    </style:style>
    <style:style style:name="P13" style:family="paragraph">
      <style:paragraph-properties style:writing-mode="lr-tb"/>
      <style:text-properties style:font-name="Gayathri Thin" fo:font-size="36pt" style:font-size-asian="36pt" style:font-size-complex="36pt"/>
    </style:style>
    <style:style style:name="P14" style:family="paragraph">
      <style:text-properties style:font-name="Gayathri Thin" fo:font-size="36pt"/>
    </style:style>
    <style:style style:name="P15" style:family="paragraph">
      <style:paragraph-properties style:writing-mode="lr-tb"/>
      <style:text-properties style:font-name="Gayathri Thin" fo:font-size="36pt"/>
    </style:style>
    <style:style style:name="T1" style:family="text">
      <style:text-properties fo:font-size="26pt" fo:background-color="#3465a4" style:font-size-asian="26pt" style:font-size-complex="26pt"/>
    </style:style>
    <style:style style:name="T2" style:family="text">
      <style:text-properties fo:font-size="20pt" fo:background-color="#3465a4" style:font-size-asian="20pt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Gayathri Thin" fo:font-size="44pt"/>
    </style:style>
    <style:style style:name="T5" style:family="text">
      <style:text-properties style:font-name="Gayathri Thin" fo:font-size="40pt"/>
    </style:style>
    <style:style style:name="T6" style:family="text">
      <style:text-properties style:font-name="Gayathri Thin" fo:font-size="32pt"/>
    </style:style>
    <style:style style:name="T7" style:family="text">
      <style:text-properties style:font-size-asian="36pt" style:font-size-complex="36pt"/>
    </style:style>
    <style:style style:name="T8" style:family="text">
      <style:text-properties style:font-size-asian="40pt" style:font-size-complex="40pt"/>
    </style:style>
    <style:style style:name="T9" style:family="text">
      <style:text-properties style:font-name="Gayathri Thin" fo:font-size="36pt" style:font-size-asian="36pt" style:font-size-complex="36pt"/>
    </style:style>
    <style:style style:name="T10" style:family="text">
      <style:text-properties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draw:style-name="gr1" draw:text-style-name="P2" draw:layer="layout" svg:width="23.8cm" svg:height="4.848cm" svg:x="2.2cm" svg:y="3.8cm">
          <draw:text-box>
            <text:p text:style-name="P1"><text:span text:style-name="T1">Maximum clique korišćenjem Tabu pretrage</text:span></text:p>
            <text:p text:style-name="P1"><text:span text:style-name="T1"/></text:p>
            <text:p text:style-name="P1"><text:span text:style-name="T2">Projekar iz Računarske inteligencije </text:span></text:p>
            <text:p text:style-name="P1"><text:span text:style-name="T2">Matematički fakultet</text:span></text:p>
            <text:p text:style-name="P1"><text:span text:style-name="T2">Univerzitet u Beogradu</text:span></text:p>
          </draw:text-box>
        </draw:frame>
        <draw:frame draw:style-name="gr2" draw:text-style-name="P4" draw:layer="layout" svg:width="18.8cm" svg:height="6.884cm" svg:x="6cm" svg:y="10.8cm">
          <draw:text-box>
            <text:p><text:tab/><text:tab/><text:tab/><text:tab/><text:tab/>Jovan Đorđević</text:p>
            <text:p><text:tab/><text:tab/><text:tab/>mi17164@alas.matf.bg.ac.rs</text:p>
            <text:p><text:tab/><text:tab/><text:tab/><text:tab/><text:tab/>Tamara Tomi ́c</text:p>
            <text:p text:style-name="P3"><text:span text:style-name="T3"><text:tab/></text:span><text:span text:style-name="T3"><text:tab/></text:span><text:span text:style-name="T3"><text:tab/></text:span><text:span text:style-name="T3">mi17122</text:span>@alas.matf.bg.ac.rs</text:p>
            <text:p/>
            <text:p/>
            <text:p><text:tab/><text:tab/><text:tab/><text:tab/><text:tab/>Decembar 2021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2" draw:text-style-name="P6" draw:layer="layout" svg:width="12.244cm" svg:height="9.423cm" svg:x="8.6cm" svg:y="5.377cm" presentation:class="outline" presentation:user-transformed="true">
          <draw:text-box>
            <text:list text:style-name="L2">
              <text:list-item>
                <text:p><text:span text:style-name="T4">Opis problema</text:span></text:p>
              </text:list-item>
              <text:list-item>
                <text:p><text:span text:style-name="T4">Implementacija (brute force algoritam)</text:span></text:p>
              </text:list-item>
              <text:list-item>
                <text:p><text:span text:style-name="T4">Implementacija (Tabu pretraga)</text:span></text:p>
              </text:list-item>
              <text:list-item>
                <text:p><text:span text:style-name="T4">Rezultati i poređenj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4" draw:text-style-name="P7" draw:layer="layout" svg:width="18.313cm" svg:height="3.506cm" svg:x="4.903cm" svg:y="0.837cm" presentation:class="title" presentation:user-transformed="true">
          <draw:text-box>
            <text:p><text:span text:style-name="T5">Opis problema</text:span></text:p>
          </draw:text-box>
        </draw:frame>
        <draw:frame presentation:style-name="pr5" draw:text-style-name="P8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<text:span text:style-name="T6">Neka je G = (V, E) graf, gde je V = {1, …, n} skup čvorova i E skup grana. Klik C grafa G je podskup V takav da su svaka dva čvora povezana.</text:span></text:p>
              </text:list-item>
              <text:list-item>
                <text:p><text:span text:style-name="T6"><text:s/></text:span><text:span text:style-name="T6">Klik C je maksimalan ako nije sadržan ni u jednom drugom kliku, odnosno ako je njegova kardinalnost veća od kardinalnosti svih drugih klikova.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7" draw:text-style-name="P9" draw:layer="layout" svg:width="24.108cm" svg:height="4.133cm" svg:x="2.093cm" svg:y="1.133cm" presentation:class="title" presentation:user-transformed="true">
          <draw:text-box>
            <text:p text:style-name="P9">Implementacija – brute force algoritam</text:p>
          </draw:text-box>
        </draw:frame>
        <draw:frame presentation:style-name="pr8" draw:text-style-name="P11" draw:layer="layout" svg:width="24.108cm" svg:height="12.37cm" svg:x="2cm" svg:y="6.83cm" presentation:class="outline" presentation:user-transformed="true">
          <draw:text-box>
            <text:list text:style-name="L2">
              <text:list-item>
                <text:p text:style-name="P10"><text:span text:style-name="T7">Koristimo listu u koju dodajemo čvorove sve dok oni ne oforme klik. Kada se to desi, <text:s/>pokušavamo da dodamo još čvorova tako da podskup ostane klik, ali većih dimenzija.</text:span><text:span text:style-name="T8"> </text:span><text:s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7" draw:text-style-name="P9" draw:layer="layout" svg:width="24.108cm" svg:height="4.133cm" svg:x="2.093cm" svg:y="1.133cm" presentation:class="title" presentation:user-transformed="true">
          <draw:text-box>
            <text:p text:style-name="P9">Implementacija – brute force algoritam</text:p>
          </draw:text-box>
        </draw:frame>
        <draw:frame presentation:style-name="pr8" draw:text-style-name="P13" draw:layer="layout" svg:width="24.108cm" svg:height="12.37cm" svg:x="2cm" svg:y="6.83cm" presentation:class="outline" presentation:user-transformed="true">
          <draw:text-box>
            <text:list text:style-name="L2">
              <text:list-item>
                <text:p text:style-name="P12"><text:span text:style-name="T9">Funkcija isClique(k) provera da li čvorovi koji se trenutno nalaze u listi subset formiraju klik veličine k.</text:span></text:p>
              </text:list-item>
              <text:list-item>
                <text:p text:style-name="P12"><text:span text:style-name="T9">Proveramo da li se u matrici povezanosti grafa nalazi jedinica na svakoj pozijici koja odgovara cvorovima iz podskupa. Ukoliko je na bilo kojoj poziciji nula vraćamo False, inače vraćamo True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7" draw:text-style-name="P9" draw:layer="layout" svg:width="24.108cm" svg:height="4.133cm" svg:x="2.093cm" svg:y="1.133cm" presentation:class="title" presentation:user-transformed="true">
          <draw:text-box>
            <text:p text:style-name="P9">Implementacija – brute force algoritam</text:p>
          </draw:text-box>
        </draw:frame>
        <draw:frame presentation:style-name="pr8" draw:text-style-name="P15" draw:layer="layout" svg:width="24.108cm" svg:height="12.37cm" svg:x="2cm" svg:y="6.83cm" presentation:class="outline" presentation:user-transformed="true">
          <draw:text-box>
            <text:list text:style-name="L2">
              <text:list-item>
                <text:p text:style-name="P14"><text:span text:style-name="T10">Funkcija maxCliqu(i, l) pokušava da doda </text:span><text:span text:style-name="T10">novi čvor u graf tako da se dobije klik veći </text:span><text:span text:style-name="T10">od trenutno najvećeg poznatog klika. Kada </text:span><text:span text:style-name="T10">god doda novi čvor proverava se da li je </text:span><text:span text:style-name="T10">podskup i dalje klik. Ukoliko jeste pozivamo </text:span><text:span text:style-name="T10">funkciju rekurzivno i pokušavamo da </text:span><text:span text:style-name="T10">dodamo još čvorova.</text:span><text:span text:style-name="T8"> </text:span><text:span text:style-name="T10">Poredimo do sada </text:span><text:span text:style-name="T10">najveći rezultat i rezultat koji nam vrati </text:span><text:span text:style-name="T10">rekurzivni poziv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Gayathri Thin" svg:font-family="'Gayathri Thin'" style:font-pitch="variable"/>
    <style:font-face style:name="Gayathri Thin1" svg:font-family="'Gayathri Thin'" style:font-adornments="Book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sr" fo:country="R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10:52:19.156411232</meta:creation-date>
    <meta:editing-duration>PT18M12S</meta:editing-duration>
    <meta:editing-cycles>4</meta:editing-cycles>
    <meta:generator>LibreOffice/6.4.7.2$Linux_X86_64 LibreOffice_project/40$Build-2</meta:generator>
    <dc:title>Focus</dc:title>
    <dc:date>2021-12-23T11:09:53.427331096</dc:date>
    <meta:document-statistic meta:object-count="81"/>
  </office:meta>
</office:document-meta>
</file>